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break-before="page" fo:text-align="center"/>
      <style:text-properties fo:font-size="16pt" style:font-size-asian="16pt" style:font-size-complex="16pt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paragraph-properties fo:text-indent="0.4923in"/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family="paragraph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Standard" style:family="paragraph">
      <style:paragraph-properties fo:break-before="page" fo:text-align="center"/>
      <style:text-properties fo:font-size="16pt" style:font-size-asian="16pt" style:font-size-complex="16pt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T157" style:parent-style-name="Основнойшрифтабзаца" style:family="text">
      <style:text-properties fo:font-weight="bold" style:font-weight-asian="bold" style:font-weight-complex="bold"/>
    </style:style>
    <style:style style:name="T158" style:parent-style-name="Основнойшрифтабзаца" style:family="text">
      <style:text-properties fo:font-weight="bold" style:font-weight-asian="bold" style:font-weight-complex="bold"/>
    </style:style>
    <style:style style:name="P159" style:parent-style-name="Standard" style:family="paragraph">
      <style:paragraph-properties fo:break-before="page" fo:text-align="center"/>
    </style:style>
    <style:style style:name="T160" style:parent-style-name="Основнойшрифтабзаца" style:family="text">
      <style:text-properties fo:font-size="16pt" style:font-size-asian="16pt" style:font-size-complex="16pt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language="en" fo:country="US"/>
    </style:style>
    <style:style style:name="P170" style:parent-style-name="Standard" style:family="paragraph">
      <style:text-properties fo:language="en" fo:country="US"/>
    </style:style>
    <style:style style:name="P171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Руководство пользователя</text:p>
      <text:p text:style-name="Standard"/>
      <text:p text:style-name="Standard">Запуск вычислений:</text:p>
      <text:p text:style-name="Standard">python remoterun.py<text:s/>файл_проекта файл_соединения [-finish время_окончания] [-cont [имя файла <text:s text:c="2"/>для продолжения, если не указан, берется последний вычисленный файл]]</text:p>
      <text:p text:style-name="Standard"/>
      <text:p text:style-name="Standard">Построение рисунков:</text:p>
      <text:p text:style-name="Standard">python createMovieOnCluster.py файл_проекта файл_соединения</text:p>
      <text:p text:style-name="Standard"/>
      <text:p text:style-name="Standard"/>
      <text:soft-page-break/>
      <text:p text:style-name="P2">Порядок начальных и расчетных функций</text:p>
      <text:p text:style-name="Standard">Для каждого блока задается свой массив функций.</text:p>
      <text:p text:style-name="Standard"/>
      <text:p text:style-name="P3">Начальные функции:</text:p>
      <text:p text:style-name="Standard">0: условие по умолчанию</text:p>
      <text:p text:style-name="Standard">Группа 1: начальные условия регионов пользователя</text:p>
      <text:p text:style-name="Standard">задействованные в данном блоке условия в том порядке, в котором они встречаются в регионах данного блока. Без повторений</text:p>
      <text:p text:style-name="Standard">Группа 2: задействованные в данном блоке условия Дирихле, в том порядке, в котором они заданы в общем списке краевых условий. Без повторений.</text:p>
      <text:p text:style-name="Standard"/>
      <text:p text:style-name="Standard"/>
      <text:p text:style-name="P4">Расчетные функции:</text:p>
      <text:p text:style-name="Standard">I. Одномерный случай.</text:p>
      <text:p text:style-name="Standard">-Группа 1:</text:p>
      <text:p text:style-name="Standard">Центральные функции уравнений из регионов<text:s/>уравнений пользователя в том порядке, в котором они встречаются в регионах уравнений данного блока. Без повторений</text:p>
      <text:p text:style-name="Standard">-Центральная функция уравнения по умолчанию</text:p>
      <text:p text:style-name="Standard">-Функция на границе x=0</text:p>
      <text:p text:style-name="Standard">-Функция на границе x=x_max</text:p>
      <text:p text:style-name="Standard"/>
      <text:p text:style-name="Standard">Пример<text:span text:style-name="T5"><text:s/></text:span>словаря<text:span text:style-name="T6">:</text:span></text:p>
      <text:p text:style-name="P7">{ center_default : 0</text:p>
      <text:p text:style-name="P8"><text:s text:c="2"/>center: [ <text:s/>[ 1, xfrom, xto],</text:p>
      <text:p text:style-name="P9"><text:s text:c="16"/>[ 2, xfrom, xto],</text:p>
      <text:p text:style-name="P10"><text:s text:c="16"/>[ 1, xfrom, xto],</text:p>
      <text:p text:style-name="P11"><text:s text:c="16"/>[ 2, xfrom, xto],</text:p>
      <text:p text:style-name="Standard"><text:span text:style-name="T12"><text:s text:c="13"/></text:span>]</text:p>
      <text:p text:style-name="Standard"><text:s text:c="2"/>side0: 3</text:p>
      <text:p text:style-name="Standard"><text:s text:c="2"/>side1: 4</text:p>
      <text:p text:style-name="Standard">}</text:p>
      <text:p text:style-name="Standard"/>
      <text:p text:style-name="Standard"/>
      <text:p text:style-name="Standard">II. Двумерный случай</text:p>
      <text:p text:style-name="Standard">-Группа 1:</text:p>
      <text:p text:style-name="Standard">Центральные функции уравнений из регионов уравнений<text:s/>пользователя в том порядке, в котором они встречаются в регионах уравнений данного блока. Без повторений</text:p>
      <text:p text:style-name="Standard">- Центральная функция уравнения по умолчанию</text:p>
      <text:p text:style-name="Standard">-Функция на границе x=0 y=0</text:p>
      <text:p text:style-name="Standard">-Функция на границе x=x_max y=0</text:p>
      <text:p text:style-name="Standard">-Функция на границе x=0 y=y_max</text:p>
      <text:p text:style-name="Standard">-Функция на границе x=x_max y=y_max</text:p>
      <text:p text:style-name="Standard"/>
      <text:p text:style-name="Standard">-Группа 2: Функции на границе y=0 в том порядке, в котором они впервые встречаются при увеличении значения x. Без повторений</text:p>
      <text:p text:style-name="Standard">-Группа 3: Функции на границе y=y_max в том порядке, в котором они впервые встречаются при увеличении<text:s/>значения x. Без повторений</text:p>
      <text:p text:style-name="Standard">-Группа 4: Функции на границе x=0 в том порядке, в котором они впервые встречаются при увеличении значения y. Без повторений</text:p>
      <text:p text:style-name="Standard">-Группа 5: Функции на границе x=x_max в том порядке, в котором они впервые встречаются при увеличении значения y. Без повторений</text:p>
      <text:p text:style-name="Standard"/>
      <text:soft-page-break/>
      <text:p text:style-name="P13">{ center_default : 0</text:p>
      <text:p text:style-name="P14"><text:s text:c="2"/>center: [ <text:s/>[ 1, xfrom, xto, yfrom, yto],</text:p>
      <text:p text:style-name="P15"><text:s text:c="16"/>[ 2, xfrom, xto, yfrom, yto],</text:p>
      <text:p text:style-name="P16"><text:s text:c="16"/>[ 1, xfrom, xto, yfrom, yto],</text:p>
      <text:p text:style-name="P17"><text:s text:c="16"/>[ 2, xfrom, xto, yfrom, yto],</text:p>
      <text:p text:style-name="P18"><text:s text:c="13"/>],</text:p>
      <text:p text:style-name="P19"><text:s text:c="2"/>e02: 3</text:p>
      <text:p text:style-name="P20"><text:s text:c="2"/>e12: 4</text:p>
      <text:p text:style-name="P21"><text:s text:c="2"/>e03: 5</text:p>
      <text:p text:style-name="P22"><text:s text:c="2"/>e13: 6</text:p>
      <text:p text:style-name="P23"><text:s text:c="2"/>side2: [ <text:s text:c="2"/>[ 7, xfrom, xto, yfrom, yto],</text:p>
      <text:p text:style-name="P24"><text:s text:c="16"/>[ 8, xfrom, xto, yfrom, yto],</text:p>
      <text:p text:style-name="P25"><text:s text:c="16"/>[ 9, xfrom, xto, yfrom, yto],</text:p>
      <text:p text:style-name="P26"><text:s text:c="16"/>[ 9, xfrom, xto, yfrom, yto],</text:p>
      <text:p text:style-name="P27"><text:s text:c="12"/>]</text:p>
      <text:p text:style-name="P28"><text:s text:c="2"/>side3:</text:p>
      <text:p text:style-name="Standard"><text:span text:style-name="T29"><text:s text:c="2"/></text:span>side0:</text:p>
      <text:p text:style-name="Standard"><text:s text:c="2"/>side1:</text:p>
      <text:p text:style-name="Standard">}</text:p>
      <text:p text:style-name="P30"/>
      <text:p text:style-name="P31"/>
      <text:p text:style-name="Standard">II<text:span text:style-name="T32">I</text:span>. Трехмерный случай</text:p>
      <text:p text:style-name="Standard">-Группа 1:</text:p>
      <text:p text:style-name="Standard">Центральные функции уравнений из регионов уравнений пользователя в том порядке, в котором они встречаются в регионах уравнений данного блока (На самом деле порядок не так уж и важен, ведь<text:s/>в этом словаре указаны диапазоны клеток матрицы для каждой центральной функции). Без повторений</text:p>
      <text:p text:style-name="Standard">- Центральная функция уравнения по умолчанию</text:p>
      <text:p text:style-name="Standard">-Функция на границе x=0 y=0<text:s/><text:span text:style-name="T33">z</text:span>=0</text:p>
      <text:p text:style-name="Standard">-Функция на границе x=x_max y=0<text:s/><text:span text:style-name="T34">z</text:span>=0</text:p>
      <text:p text:style-name="Standard">-Функция на границе x=0 y=y_max<text:s/><text:span text:style-name="T35">z</text:span>=0</text:p>
      <text:p text:style-name="Standard">-Функция на границе x=x_max y=y_max<text:s/><text:span text:style-name="T36">z</text:span>=0</text:p>
      <text:p text:style-name="Standard">-Функция на границе x=0 y=0<text:s/><text:span text:style-name="T37">z</text:span>=<text:span text:style-name="T38">z</text:span>_<text:span text:style-name="T39">max</text:span></text:p>
      <text:p text:style-name="Standard">-Функция на границе x=x_max y=0<text:s/><text:span text:style-name="T40">z</text:span>=<text:s/><text:span text:style-name="T41">z</text:span>_<text:span text:style-name="T42">max</text:span></text:p>
      <text:p text:style-name="Standard">-Функция на границе x=0 y=y_max<text:s/><text:span text:style-name="T43">z</text:span>=<text:s/><text:span text:style-name="T44">z</text:span>_<text:span text:style-name="T45">max</text:span></text:p>
      <text:p text:style-name="Standard">-Функция на границе x=x_max y=y_max<text:s/><text:span text:style-name="T46">z</text:span>=<text:s/><text:span text:style-name="T47">z</text:span>_<text:span text:style-name="T48">max</text:span></text:p>
      <text:p text:style-name="P49"/>
      <text:p text:style-name="Standard">-Группа2: Функции на ребре<text:s/><text:span text:style-name="T50">x</text:span>=0<text:s/><text:span text:style-name="T51">y</text:span>=0 не важно в каком порядке и без повторений.</text:p>
      <text:p text:style-name="Standard">-Группа3: Функции на ребре<text:s/><text:span text:style-name="T52">x</text:span>=0<text:s/><text:span text:style-name="T53">y</text:span>=<text:span text:style-name="T54">y</text:span>_<text:span text:style-name="T55">max</text:span><text:s/>не важно в каком порядке и без повторений.</text:p>
      <text:p text:style-name="Standard">-Группа4: Функции на ребре<text:s/><text:span text:style-name="T56">x</text:span>=<text:span text:style-name="T57">x</text:span>_<text:span text:style-name="T58">max</text:span><text:s/><text:span text:style-name="T59">y</text:span>=0 не важно в каком порядке и без повторений.</text:p>
      <text:p text:style-name="Standard">-Группа5: Функции на ребре<text:s/><text:span text:style-name="T60">x</text:span>=<text:span text:style-name="T61">x</text:span>_<text:span text:style-name="T62">max</text:span><text:s/><text:span text:style-name="T63">y</text:span>=<text:span text:style-name="T64">y</text:span>_<text:span text:style-name="T65">max</text:span><text:s/>не важно в каком порядке и без повторений.</text:p>
      <text:p text:style-name="Standard">-Группа6: Функции на ребре<text:s/><text:span text:style-name="T66">x</text:span>=0<text:s/><text:span text:style-name="T67">z</text:span>=0 не важно в каком порядке и без повторений.</text:p>
      <text:p text:style-name="Standard">-Группа7: Функции на ребре<text:s/><text:span text:style-name="T68">x</text:span>=0<text:s/><text:span text:style-name="T69">z</text:span>=<text:span text:style-name="T70">z</text:span>_<text:span text:style-name="T71">max</text:span><text:s/>не важно в каком порядке и без повторений.</text:p>
      <text:p text:style-name="Standard">-Группа8: Функции на ребре<text:s/><text:span text:style-name="T72">x</text:span>=<text:span text:style-name="T73">x</text:span>_<text:span text:style-name="T74">max</text:span><text:s/><text:span text:style-name="T75">z</text:span>=0 не важно в каком порядке и без повторений.</text:p>
      <text:p text:style-name="Standard">-Группа9: Функции на ребре<text:s/><text:span text:style-name="T76">x</text:span>=<text:span text:style-name="T77">x</text:span>_<text:span text:style-name="T78">max</text:span><text:s/><text:span text:style-name="T79">z</text:span>=<text:span text:style-name="T80">z</text:span>_<text:span text:style-name="T81">max</text:span><text:s/>не важно в каком порядке и без повторений.</text:p>
      <text:p text:style-name="Standard">-Группа10: Функции на ребре<text:s/><text:span text:style-name="T82">z</text:span>=0<text:s/><text:span text:style-name="T83">y</text:span>=0 не важно в каком порядке и без повторений.</text:p>
      <text:p text:style-name="Standard">-Группа11: Функции на ребре<text:s/><text:span text:style-name="T84">z</text:span>=<text:span text:style-name="T85">z</text:span>_<text:span text:style-name="T86">max</text:span><text:s/><text:span text:style-name="T87">y</text:span>=0 не важно в каком порядке и без повторений.</text:p>
      <text:p text:style-name="Standard">-Группа12: Функции на ребре<text:s/><text:span text:style-name="T88">z</text:span>=0<text:s/><text:span text:style-name="T89">y</text:span>=<text:span text:style-name="T90">y</text:span>_<text:span text:style-name="T91">max</text:span><text:s/>не важно в каком порядке и без повторений.</text:p>
      <text:p text:style-name="Standard">-Группа13: Функции на ребре<text:s/><text:span text:style-name="T92">z</text:span>=<text:span text:style-name="T93">z</text:span>_<text:span text:style-name="T94">max</text:span><text:s/><text:span text:style-name="T95">y</text:span>=<text:span text:style-name="T96">y</text:span>_<text:span text:style-name="T97">max</text:span><text:s/>не важно в каком порядке и без повторений.</text:p>
      <text:p text:style-name="Standard"/>
      <text:p text:style-name="Standard"/>
      <text:p text:style-name="Standard">-Группа<text:s/>14: Функции на границе y=0<text:s/>не<text:s/>важно в каком порядке. Без повторений</text:p>
      <text:soft-page-break/>
      <text:p text:style-name="Standard">-Группа<text:s/>15: Функции на границе y=y_max<text:s/>не<text:s/>важно в каком порядке. Без повторений</text:p>
      <text:p text:style-name="Standard">-Группа<text:s/>16: Функции на границе x=0<text:s/>не<text:s/>важно в каком порядке. Без повторений</text:p>
      <text:p text:style-name="Standard">-Группа<text:s/>17: Функции на границе x=x_max<text:s/>не<text:s/>важно в каком порядке. Без повторений</text:p>
      <text:p text:style-name="Standard">-Группа<text:s/>18: Функции на границе z=0<text:s/>не<text:s/>важно в каком порядке. Без повторений</text:p>
      <text:p text:style-name="Standard">-Группа<text:s/>19: Функции на границе<text:s/><text:span text:style-name="T98">z</text:span>=<text:span text:style-name="T99">z</text:span>_max<text:s/>не<text:s/>важно в каком порядке. Без повторений</text:p>
      <text:p text:style-name="Standard"/>
      <text:p text:style-name="Standard"/>
      <text:p text:style-name="P100">{ center_default : 0</text:p>
      <text:p text:style-name="P101"><text:s text:c="2"/>center: [ <text:s/>[ 1,<text:s/>xfrom, xto, yfrom, yto, zfrom, zto],</text:p>
      <text:p text:style-name="P102"><text:s text:c="16"/>[ 2,<text:s/>xfrom, xto, yfrom, yto, zfrom, zto],</text:p>
      <text:p text:style-name="P103"><text:s text:c="16"/>[ 1,<text:s/>xfrom, xto, yfrom, yto, zfrom, zto],</text:p>
      <text:p text:style-name="P104"><text:s text:c="16"/>[ 2,<text:s/>xfrom, xto, yfrom, yto, zfrom, zto],</text:p>
      <text:p text:style-name="P105"><text:s text:c="13"/>],</text:p>
      <text:p text:style-name="Standard"><text:span text:style-name="T106"><text:s text:c="2"/>e02</text:span>4<text:span text:style-name="T107">: 3</text:span></text:p>
      <text:p text:style-name="Standard"><text:span text:style-name="T108"><text:s text:c="2"/>e12</text:span>4<text:span text:style-name="T109">: 4</text:span></text:p>
      <text:p text:style-name="Standard"><text:span text:style-name="T110"><text:s text:c="2"/>e03</text:span>4<text:span text:style-name="T111">: 5</text:span></text:p>
      <text:p text:style-name="Standard"><text:span text:style-name="T112"><text:s text:c="2"/>e13</text:span>4<text:span text:style-name="T113">: 6</text:span></text:p>
      <text:p text:style-name="P114"><text:s text:c="2"/>e025:<text:s/>7</text:p>
      <text:p text:style-name="P115"><text:s text:c="2"/>e125:<text:s/>8</text:p>
      <text:p text:style-name="P116"><text:s text:c="2"/>e035:<text:s/>9</text:p>
      <text:p text:style-name="P117"><text:s text:c="2"/>e135:<text:s/>10</text:p>
      <text:p text:style-name="P118"><text:s text:c="2"/>rib02:<text:s/>[ <text:s/></text:p>
      <text:p text:style-name="P119"><text:s text:c="17"/>[11, xfrom, xto, yfrom, yto, zfrom, zto],</text:p>
      <text:p text:style-name="P120"><text:s text:c="17"/>[12, xfrom, xto, yfrom, yto, zfrom, zto]</text:p>
      <text:p text:style-name="P121"><text:s text:c="13"/>]</text:p>
      <text:p text:style-name="P122"><text:s text:c="2"/>rib03:<text:s/></text:p>
      <text:p text:style-name="P123"><text:s text:c="2"/>rib12:<text:s/></text:p>
      <text:p text:style-name="P124"><text:s text:c="2"/>rib13:<text:s/></text:p>
      <text:p text:style-name="P125"><text:s text:c="2"/>rib04:<text:s/></text:p>
      <text:p text:style-name="P126"><text:s text:c="2"/>rib05:<text:s/></text:p>
      <text:p text:style-name="P127"><text:s text:c="2"/>rib14:<text:s/></text:p>
      <text:p text:style-name="P128"><text:s text:c="2"/>rib15:<text:s/></text:p>
      <text:p text:style-name="P129"><text:s text:c="2"/>rib24:<text:s/></text:p>
      <text:p text:style-name="P130"><text:s text:c="2"/>rib25:<text:s/></text:p>
      <text:p text:style-name="P131"><text:s text:c="2"/>rib34:<text:s/></text:p>
      <text:p text:style-name="P132"><text:s text:c="2"/>rib35:<text:s/></text:p>
      <text:p text:style-name="P133"><text:s text:c="2"/>side4: [ <text:s text:c="2"/></text:p>
      <text:p text:style-name="P134"><text:s text:c="4"/>[18, xfrom, xto, yfrom, yto, zfrom, zto],</text:p>
      <text:p text:style-name="P135"><text:s text:c="16"/>[19, xfrom, xto, yfrom, yto, zfrom, zto],</text:p>
      <text:p text:style-name="P136"><text:s text:c="16"/>[19, xfrom, xto, yfrom, yto, zfrom, zto],</text:p>
      <text:p text:style-name="P137"><text:s text:c="16"/>[20, xfrom, xto, yfrom, yto, zfrom, zto]</text:p>
      <text:p text:style-name="P138"><text:s text:c="12"/><text:s/>]</text:p>
      <text:p text:style-name="P139"><text:s text:c="2"/>side5:</text:p>
      <text:p text:style-name="P140"><text:s text:c="2"/>side2:</text:p>
      <text:p text:style-name="P141"><text:s text:c="2"/>side3:</text:p>
      <text:p text:style-name="Standard"><text:span text:style-name="T142"><text:s text:c="2"/></text:span>side0:</text:p>
      <text:p text:style-name="Standard"><text:s text:c="2"/>side1:</text:p>
      <text:p text:style-name="Standard">}</text:p>
      <text:p text:style-name="P143"/>
      <text:p text:style-name="Standard"/>
      <text:p text:style-name="Standard"/>
      <text:p text:style-name="Standard"/>
      <text:soft-page-break/>
      <text:p text:style-name="P144">Порядок интерконнектов</text:p>
      <text:p text:style-name="Standard"/>
      <text:p text:style-name="Standard">Пользовательский интерконнект вида</text:p>
      <text:p text:style-name="P145">{</text:p>
      <text:p text:style-name="P146"><text:tab/>"Name": "right connection",</text:p>
      <text:p text:style-name="P147"><text:tab/>"Block1": 100,</text:p>
      <text:p text:style-name="P148"><text:tab/>"Block2": 200,</text:p>
      <text:p text:style-name="Standard"><text:span text:style-name="T149"><text:tab/></text:span>"Block1Side": 1,</text:p>
      <text:p text:style-name="Standard"><text:tab/>"Block2Side": 0</text:p>
      <text:p text:style-name="Standard"><text:tab/>}</text:p>
      <text:p text:style-name="Standard">распадается на два реальных:</text:p>
      <text:p text:style-name="Standard">sender: block №100, side 1; receiver: block №200, side 0 <text:s/>(отправитель<text:s/>— значение поля Block1 из пользовательского интерконнекта)</text:p>
      <text:p text:style-name="Standard">и</text:p>
      <text:p text:style-name="Standard">sender: block №200, side 0; receiver: block №100, side 1 <text:s/>(отправитель — значение поля Block2 из пользовательского интерконнекта)</text:p>
      <text:p text:style-name="Standard"/>
      <text:p text:style-name="Standard">Такие пары идут в том порядке, в котором интерконнекты перечислены пользователем</text:p>
      <text:p text:style-name="Standard"/>
      <text:p text:style-name="Standard">Каждая функция данного блока получает на вход последним параметром массив указателей на буферы-получатели данного блока.</text:p>
      <text:p text:style-name="Standard">Порядок буферов: все реальные интерконнекты, отфильтрованные по признаку «получатель — данный блок» с сохранением порядка.</text:p>
      <text:p text:style-name="Standard"/>
      <text:p text:style-name="Standard">Таким образом учитывается и ситуация, когда в одном пользовательском интерконнекте один блок является получателем оба раза.</text:p>
      <text:p text:style-name="Standard"/>
      <text:soft-page-break/>
      <text:p text:style-name="P150">Стек компонентов</text:p>
      <text:p text:style-name="Standard"/>
      <text:p text:style-name="P151">1. Параллельный фреймворк</text:p>
      <text:p text:style-name="Standard">Реализует крупнозернистый параллелизм (требующий mpi-пересылок либо перемещений<text:s/>памяти между устройствами)</text:p>
      <text:p text:style-name="Standard"/>
      <text:p text:style-name="Standard">1. Раскладывает блоки по вычислительным устройствам, подготавливает к работе</text:p>
      <text:p text:style-name="Standard">2. Пока не надоест, делает</text:p>
      <text:p text:style-name="Standard">пересылка <text:s text:c="4"/></text:p>
      <text:p text:style-name="Standard">шаг метода <text:s text:c="2"/>(вызов солвера)<text:s text:c="2"/></text:p>
      <text:p text:style-name="Standard">3. Собирает результаты, отдает интерфейсу или сохраняет</text:p>
      <text:p text:style-name="Standard"/>
      <text:p text:style-name="Standard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периодические условия).</text:p>
      <text:p text:style-name="Standard"/>
      <text:p text:style-name="Standard"/>
      <text:p text:style-name="P152">2. Солверы</text:p>
      <text:p text:style-name="Standard">Реализуют мелкозернистый параллелизм</text:p>
      <text:p text:style-name="Standard">Как это видит солвер:</text:p>
      <text:p text:style-name="Standard">к нему приходит блок данных и индикаторы краев, т. е. массивы, по которым понятно, является ли каждый граничный элемент условием Дирихле, Неймана или потребует данных от соседей</text:p>
      <text:p text:style-name="Standard"/>
      <text:p text:style-name="Standard">Солвер должен уметь переходить на следующий шаг в решении задачи</text:p>
      <text:p text:style-name="Standard">x' = F(x), где F включает разностные операторы приближенного дифференцирования</text:p>
      <text:p text:style-name="Standard">Разностные операторы дают параллелизм внутри области но ведут себя особым образом на границах</text:p>
      <text:p text:style-name="Standard"/>
      <text:p text:style-name="Standard"/>
      <text:p text:style-name="P153">3. Генератор функций</text:p>
      <text:p text:style-name="Standard">Анализирует пользовательское уравнение, начальные и краевые функции, генерирует код на Си</text:p>
      <text:p text:style-name="Standard"/>
      <text:p text:style-name="Standard"/>
      <text:p text:style-name="P154">4. Интерфейс</text:p>
      <text:p text:style-name="Standard">Дает пользователю ввести уравнение, вызывает генератор функций, запускает вычислительное ядро, получает данные, строит графики</text:p>
      <text:p text:style-name="P155"/>
      <text:p text:style-name="P156"/>
      <text:p text:style-name="Standard"><text:span text:style-name="T157">5. Бифуркационны</text:span><text:span text:style-name="T158">й анализ, ляпуновские показатели, размерности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59"><text:span text:style-name="T160">План проекта (устарело, нужно обновить)</text:span></text:p>
      <text:p text:style-name="Standard"/>
      <text:p text:style-name="P161">Входные данные</text:p>
      <text:p text:style-name="Standard"/>
      <text:p text:style-name="Standard">Пользователь задает область, то есть:</text:p>
      <text:p text:style-name="Standard"/>
      <text:p text:style-name="Standard">Набор блоков, их расположение в глобальной сетке и их склейки</text:p>
      <text:p text:style-name="Standard">Мелкость разбиения сетки по каждому<text:s/>направлению</text:p>
      <text:p text:style-name="Standard"/>
      <text:p text:style-name="Standard">Функции правых частей</text:p>
      <text:p text:style-name="Standard">Граничные условия (типа Дирихле, Неймана, <text:s/>или склейки, в т.ч. самого с собой, т. е. периодические краевые условия)</text:p>
      <text:p text:style-name="Standard">Всегда есть условие по умолчанию (нулевой Нейман, непроницаемость)</text:p>
      <text:p text:style-name="Standard"/>
      <text:p text:style-name="Standard">Регионы приложения граничных условий</text:p>
      <text:p text:style-name="Standard"/>
      <text:p text:style-name="Standard"/>
      <text:p text:style-name="P162">Компиляция</text:p>
      <text:p text:style-name="P163"/>
      <text:p text:style-name="Standard">Создается сетка, некоторые блоки режутся на части, для них создаются технические склейки, производится мэппинг на устройства</text:p>
      <text:p text:style-name="Standard"/>
      <text:p text:style-name="Standard">Далее интерфейс подготавливает бинарные файлы:</text:p>
      <text:p text:style-name="Standard">I. Библиотеки функций</text:p>
      <text:p text:style-name="Standard"><text:s text:c="2"/>1. Для вычислений на CPU</text:p>
      <text:p text:style-name="Standard"><text:s text:c="2"/>2. Для вычислений<text:s/>на GPU</text:p>
      <text:p text:style-name="Standard">а. основные функции (пока будет всего одна)</text:p>
      <text:p text:style-name="Standard">б. краевые условия (из Неймана по умолчанию появляется 2 или 4 или 6 условий в зависимости от размерности)</text:p>
      <text:p text:style-name="Standard">в. начальные условия</text:p>
      <text:p text:style-name="Standard"/>
      <text:p text:style-name="Standard">II. Геометрия области + мэппинг блоков на устройства</text:p>
      <text:p text:style-name="Standard">Про каждый внутренний<text:s/>узел сетки известно, какая в нем функция (номер), какое начальное условие</text:p>
      <text:p text:style-name="Standard">Про каждый граничный узел известно, какой в нем тип границы (Д, Н, склейка), какой номер границы в рамках типа.</text:p>
      <text:p text:style-name="Standard"/>
      <text:p text:style-name="Standard">III. Состояние области с нулями и флагом «не проинициализировано»</text:p>
      <text:p text:style-name="P164"/>
      <text:p text:style-name="P165"/>
      <text:p text:style-name="P166">Спецификация для функции</text:p>
      <text:p text:style-name="Standard">Основная функция пробегает все узлы сетки и вызывает соответствующие им расчетные функции.</text:p>
      <text:p text:style-name="Standard">Расчетные функции имеют одинаковый формат независимо от того, внутренняя это точка, содержит граничное условие, или требует данных от соседнего блока.</text:p>
      <text:p text:style-name="Standard"/>
      <text:p text:style-name="P167">void func(double* result, double* source, double t, int idxX, idxY, idxZ, double** ic){</text:p>
      <text:p text:style-name="P168"><text:s text:c="4"/>int idx = (idxZ * Block0StrideZ + idxY * Block0StrideY + idxX) * CELLSIZE;</text:p>
      <text:p text:style-name="P169"><text:s text:c="4"/>result[idx] = source[idx];</text:p>
      <text:p text:style-name="P170"><text:s text:c="4"/>result[idx+1] = - source[idx+1];</text:p>
      <text:p text:style-name="Standard">}</text:p>
      <text:p text:style-name="Standard"/>
      <text:p text:style-name="Standard"/>
      <text:p text:style-name="Standard">У<text:s/>нас одна общая функция для пересчета внутри области</text:p>
      <text:p text:style-name="Standard">и массив указателей на функции границ</text:p>
      <text:p text:style-name="Standard"/>
      <text:p text:style-name="Standard">см. файл func.cpp</text:p>
      <text:p text:style-name="Standard"/>
      <text:p text:style-name="Standard"/>
      <text:p text:style-name="P171">Вычисления</text:p>
      <text:p text:style-name="Standard"/>
      <text:p text:style-name="Standard">Вычислитель загружает состояние, если оно проинициализировано, или создает его с помощью начальных функций в противном случае.</text:p>
      <text:p text:style-name="Standard"/>
      <text:p text:style-name="Standard">Вычислитель поддерживает методы</text:p>
      <text:p text:style-name="Standard">1. сделать N шагов</text:p>
      <text:p text:style-name="Standard">2. считать, пока время не достигнет T</text:p>
      <text:p text:style-name="Standard">3. запустить бесконечный цикл вычислений, работать до тех пор, пока не придет сигнал остановки (коммуникация с интерфейсом после каждого шага)</text:p>
      <text:p text:style-name="Standard"/>
      <text:p text:style-name="Standard">После вычислений состояние можно сохранить (и потом продолжить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golubenets</meta:initial-creator>
    <dc:creator>golubenets</dc:creator>
    <meta:creation-date>2015-02-19T16:44:00Z</meta:creation-date>
    <dc:date>2015-08-06T12:26:00Z</dc:date>
    <meta:template xlink:href="Normal" xlink:type="simple"/>
    <meta:editing-cycles>1</meta:editing-cycles>
    <meta:editing-duration>PT36540S</meta:editing-duration>
    <meta:document-statistic meta:page-count="8" meta:paragraph-count="20" meta:word-count="1521" meta:character-count="10174" meta:row-count="72" meta:non-whitespace-character-count="8673"/>
  </office:meta>
</office:document-meta>
</file>